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style:text-properties fo:language="ru" fo:country="RU"/>
    </style:style>
    <style:style style:name="TableColumn3" style:family="table-column">
      <style:table-column-properties style:column-width="2.7576in" style:use-optimal-column-width="false"/>
    </style:style>
    <style:style style:name="TableColumn4" style:family="table-column">
      <style:table-column-properties style:column-width="4.1673in" style:use-optimal-column-width="false"/>
    </style:style>
    <style:style style:name="Table2" style:family="table">
      <style:table-properties style:width="6.925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TableContents" style:family="paragraph">
      <style:text-properties fo:language="ru" fo:country="RU"/>
    </style:style>
    <style:style style:name="TableCell8" style:family="table-cell">
      <style:table-cell-properties fo:border="0.0034in solid #000000" style:writing-mode="lr-tb" fo:padding-top="0.0381in" fo:padding-left="0.0381in" fo:padding-bottom="0.0381in" fo:padding-right="0.0381in"/>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 style:parent-style-name="TableContents" style:family="paragraph">
      <style:text-properties fo:language="ru" fo:country="RU"/>
    </style:style>
    <style:style style:name="TableCell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 style:parent-style-name="TableContents" style:family="paragraph">
      <style:text-properties style:font-name="Times New Roman" style:font-name-complex="Times New Roman" fo:language="ru" fo:country="RU"/>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language="ru" fo:country="RU"/>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 style:parent-style-name="Основнойшрифтабзаца" style:family="text">
      <style:text-properties style:font-name="Times New Roman" style:font-name-complex="Times New Roman" fo:language="ru" fo:country="RU"/>
    </style:style>
    <style:style style:name="T22" style:parent-style-name="Основнойшрифтабзаца" style:family="text">
      <style:text-properties style:font-name="Arial" style:font-name-complex="Arial" fo:color="#000000" fo:language="ru" fo:country="RU"/>
    </style:style>
    <style:style style:name="T23" style:parent-style-name="Основнойшрифтабзаца" style:family="text">
      <style:text-properties style:font-name="Times New Roman" style:font-name-complex="Times New Roman" fo:language="ru" fo:country="RU"/>
    </style:style>
    <style:style style:name="P24" style:parent-style-name="TableContents" style:family="paragraph">
      <style:paragraph-properties fo:text-indent="0.1534in"/>
      <style:text-properties style:font-name="Times New Roman" style:font-name-complex="Times New Roman" fo:language="ru" fo:country="RU"/>
    </style:style>
    <style:style style:name="P25" style:parent-style-name="TableContents" style:family="paragraph">
      <style:paragraph-properties fo:text-indent="0.1534in"/>
      <style:text-properties style:font-name="Times New Roman" style:font-name-complex="Times New Roman" fo:language="ru" fo:country="RU"/>
    </style:style>
    <style:style style:name="P26" style:parent-style-name="TableContents" style:family="paragraph">
      <style:text-properties style:font-name="Times New Roman" style:font-name-complex="Times New Roman" fo:language="ru" fo:country="RU"/>
    </style:style>
    <style:style style:name="P27" style:parent-style-name="TableContents" style:family="paragraph">
      <style:text-properties style:font-name="Times New Roman" style:font-name-complex="Times New Roman" fo:language="ru" fo:country="RU"/>
    </style:style>
    <style:style style:name="P28" style:parent-style-name="TableContents" style:family="paragraph">
      <style:paragraph-properties fo:text-indent="0.1534in"/>
    </style:style>
    <style:style style:name="T29" style:parent-style-name="Основнойшрифтабзаца" style:family="text">
      <style:text-properties style:font-name="Times New Roman" style:font-name-complex="Times New Roman" fo:language="ru" fo:country="RU"/>
    </style:style>
    <style:style style:name="T30" style:parent-style-name="Основнойшрифтабзаца" style:family="text">
      <style:text-properties style:font-name="Arial" style:font-name-complex="Arial" fo:color="#000000" fo:language="ru" fo:country="RU"/>
    </style:style>
    <style:style style:name="T31" style:parent-style-name="Основнойшрифтабзаца" style:family="text">
      <style:text-properties style:font-name="Times New Roman" style:font-name-complex="Times New Roman" fo:language="ru" fo:country="RU"/>
    </style:style>
    <style:style style:name="P32" style:parent-style-name="TableContents" style:family="paragraph">
      <style:paragraph-properties fo:text-indent="0.1534in"/>
    </style:style>
    <style:style style:name="T33" style:parent-style-name="Основнойшрифтабзаца" style:family="text">
      <style:text-properties style:font-name="Times New Roman" style:font-name-complex="Times New Roman" fo:language="ru" fo:country="RU"/>
    </style:style>
    <style:style style:name="T34" style:parent-style-name="Основнойшрифтабзаца" style:family="text">
      <style:text-properties style:font-name="Arial" style:font-name-complex="Arial" fo:color="#000000" fo:language="ru" fo:country="RU"/>
    </style:style>
    <style:style style:name="T35" style:parent-style-name="Основнойшрифтабзаца" style:family="text">
      <style:text-properties style:font-name="Times New Roman" style:font-name-complex="Times New Roman" fo:language="ru" fo:country="RU"/>
    </style:style>
    <style:style style:name="P36" style:parent-style-name="TableContents" style:family="paragraph">
      <style:paragraph-properties fo:text-indent="0.1534in"/>
    </style:style>
    <style:style style:name="T37" style:parent-style-name="Основнойшрифтабзаца" style:family="text">
      <style:text-properties style:font-name="Times New Roman" style:font-name-complex="Times New Roman" fo:language="ru" fo:country="RU"/>
    </style:style>
    <style:style style:name="T38" style:parent-style-name="Основнойшрифтабзаца" style:family="text">
      <style:text-properties style:font-name="Arial" style:font-name-complex="Arial" fo:color="#000000" fo:language="ru" fo:country="RU"/>
    </style:style>
    <style:style style:name="T39" style:parent-style-name="Основнойшрифтабзаца" style:family="text">
      <style:text-properties style:font-name="Times New Roman" style:font-name-complex="Times New Roman" fo:language="ru" fo:country="RU"/>
    </style:style>
    <style:style style:name="P40" style:parent-style-name="TableContents" style:family="paragraph">
      <style:paragraph-properties fo:text-indent="0.1534in"/>
    </style:style>
    <style:style style:name="T41" style:parent-style-name="Основнойшрифтабзаца" style:family="text">
      <style:text-properties style:font-name="Times New Roman" style:font-name-complex="Times New Roman" fo:language="ru" fo:country="RU"/>
    </style:style>
    <style:style style:name="T42" style:parent-style-name="Основнойшрифтабзаца" style:family="text">
      <style:text-properties style:font-name="Arial" style:font-name-complex="Arial" fo:color="#000000" fo:language="ru" fo:country="RU"/>
    </style:style>
    <style:style style:name="T43" style:parent-style-name="Основнойшрифтабзаца" style:family="text">
      <style:text-properties style:font-name="Times New Roman" style:font-name-complex="Times New Roman" fo:language="ru" fo:country="RU"/>
    </style:style>
    <style:style style:name="P44" style:parent-style-name="TableContents" style:family="paragraph">
      <style:text-properties style:font-name="Times New Roman" style:font-name-complex="Times New Roman" fo:language="ru" fo:country="RU"/>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7" style:parent-style-name="Основнойшрифтабзаца" style:family="text">
      <style:text-properties fo:language="ru" fo:country="RU"/>
    </style:style>
    <style:style style:name="T48" style:parent-style-name="Основнойшрифтабзаца" style:family="text">
      <style:text-properties fo:language="ru" fo:country="RU"/>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text-properties fo:language="ru" fo:country="RU"/>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3" style:parent-style-name="Основнойшрифтабзаца" style:family="text">
      <style:text-properties fo:language="ru" fo:country="RU"/>
    </style:style>
    <style:style style:name="T54" style:parent-style-name="Основнойшрифтабзаца" style:family="text">
      <style:text-properties fo:language="ru" fo:country="RU"/>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6" style:parent-style-name="Основнойшрифтабзаца" style:family="text">
      <style:text-properties style:font-name="Times New Roman" style:font-name-complex="Times New Roman" fo:language="ru" fo:country="RU"/>
    </style:style>
    <style:style style:name="T57" style:parent-style-name="Основнойшрифтабзаца" style:family="text">
      <style:text-properties style:font-name="Times New Roman" style:font-name-complex="Times New Roman"/>
    </style:style>
    <style:style style:name="T58" style:parent-style-name="Основнойшрифтабзаца" style:family="text">
      <style:text-properties style:font-name="Times New Roman" style:font-name-complex="Times New Roman" fo:language="ru" fo:country="RU"/>
    </style:style>
    <style:style style:name="T59" style:parent-style-name="Основнойшрифтабзаца" style:family="text">
      <style:text-properties style:font-name="Times New Roman" style:font-name-complex="Times New Roman" fo:language="ru" fo:country="RU"/>
    </style:style>
    <style:style style:name="T60" style:parent-style-name="Основнойшрифтабзаца" style:family="text">
      <style:text-properties style:font-name="Times New Roman" style:font-name-complex="Times New Roman" fo:language="ru" fo:country="RU"/>
    </style:style>
    <style:style style:name="T61" style:parent-style-name="Основнойшрифтабзаца" style:family="text">
      <style:text-properties style:font-name="Times New Roman" style:font-name-complex="Times New Roman"/>
    </style:style>
    <style:style style:name="T62" style:parent-style-name="Основнойшрифтабзаца" style:family="text">
      <style:text-properties style:font-name="Times New Roman" style:font-name-complex="Times New Roman" fo:language="ru" fo:country="RU"/>
    </style:style>
    <style:style style:name="T63" style:parent-style-name="Основнойшрифтабзаца" style:family="text">
      <style:text-properties style:font-name="Times New Roman" style:font-name-complex="Times New Roman"/>
    </style:style>
    <style:style style:name="T64" style:parent-style-name="Основнойшрифтабзаца" style:family="text">
      <style:text-properties style:font-name="Times New Roman" style:font-name-complex="Times New Roman" fo:language="ru" fo:country="RU"/>
    </style:style>
    <style:style style:name="T65" style:parent-style-name="Основнойшрифтабзаца" style:family="text">
      <style:text-properties style:font-name="Times New Roman" style:font-name-complex="Times New Roman"/>
    </style:style>
    <style:style style:name="T66" style:parent-style-name="Основнойшрифтабзаца" style:family="text">
      <style:text-properties style:font-name="Times New Roman" style:font-name-complex="Times New Roman" fo:language="ru" fo:country="RU"/>
    </style:style>
    <style:style style:name="T67" style:parent-style-name="Основнойшрифтабзаца" style:family="text">
      <style:text-properties style:font-name="Times New Roman" style:font-name-complex="Times New Roman"/>
    </style:style>
    <style:style style:name="T68" style:parent-style-name="Основнойшрифтабзаца" style:family="text">
      <style:text-properties style:font-name="Times New Roman" style:font-name-complex="Times New Roman" fo:language="ru" fo:country="RU"/>
    </style:style>
    <style:style style:name="T69" style:parent-style-name="Основнойшрифтабзаца" style:family="text">
      <style:text-properties style:font-name="Times New Roman" style:font-name-complex="Times New Roman"/>
    </style:style>
    <style:style style:name="T70" style:parent-style-name="Основнойшрифтабзаца" style:family="text">
      <style:text-properties style:font-name="Times New Roman" style:font-name-complex="Times New Roman" fo:language="ru" fo:country="RU"/>
    </style:style>
    <style:style style:name="T71" style:parent-style-name="Основнойшрифтабзаца" style:family="text">
      <style:text-properties style:font-name="Times New Roman" style:font-name-complex="Times New Roman"/>
    </style:style>
    <style:style style:name="T72" style:parent-style-name="Основнойшрифтабзаца" style:family="text">
      <style:text-properties style:font-name="Times New Roman" style:font-name-complex="Times New Roman" fo:language="ru" fo:country="RU"/>
    </style:style>
    <style:style style:name="T73" style:parent-style-name="Основнойшрифтабзаца" style:family="text">
      <style:text-properties style:font-name="Times New Roman" style:font-name-complex="Times New Roma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6" style:parent-style-name="Основнойшрифтабзаца" style:family="text">
      <style:text-properties fo:language="ru" fo:country="RU"/>
    </style:style>
    <style:style style:name="T77" style:parent-style-name="Основнойшрифтабзаца" style:family="text">
      <style:text-properties fo:language="ru" fo:country="RU"/>
    </style:style>
    <style:style style:name="T78" style:parent-style-name="Основнойшрифтабзаца" style:family="text">
      <style:text-properties fo:language="ru" fo:country="RU"/>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0" style:parent-style-name="Основнойшрифтабзаца" style:family="text">
      <style:text-properties style:font-name="Times New Roman" style:font-name-complex="Times New Roman" fo:language="ru" fo:country="RU"/>
    </style:style>
    <style:style style:name="T81" style:parent-style-name="Основнойшрифтабзаца" style:family="text">
      <style:text-properties style:font-name="Times New Roman" style:font-name-complex="Times New Roman"/>
    </style:style>
    <style:style style:name="T82" style:parent-style-name="Основнойшрифтабзаца" style:family="text">
      <style:text-properties style:font-name="Times New Roman" style:font-name-complex="Times New Roman" fo:language="ru" fo:country="RU"/>
    </style:style>
    <style:style style:name="T83" style:parent-style-name="Основнойшрифтабзаца" style:family="text">
      <style:text-properties style:font-name="Times New Roman" style:font-name-complex="Times New Roman"/>
    </style:style>
    <style:style style:name="T84" style:parent-style-name="Основнойшрифтабзаца" style:family="text">
      <style:text-properties style:font-name="Times New Roman" style:font-name-complex="Times New Roman" fo:language="ru" fo:country="RU"/>
    </style:style>
    <style:style style:name="T85" style:parent-style-name="Основнойшрифтабзаца" style:family="text">
      <style:text-properties style:font-name="Times New Roman" style:font-name-complex="Times New Roman"/>
    </style:style>
    <style:style style:name="T86" style:parent-style-name="Основнойшрифтабзаца" style:family="text">
      <style:text-properties style:font-name="Times New Roman" style:font-name-complex="Times New Roman" fo:language="ru" fo:country="RU"/>
    </style:style>
    <style:style style:name="T87" style:parent-style-name="Основнойшрифтабзаца" style:family="text">
      <style:text-properties style:font-name="Times New Roman" style:font-name-complex="Times New Roman"/>
    </style:style>
    <style:style style:name="T88" style:parent-style-name="Основнойшрифтабзаца" style:family="text">
      <style:text-properties style:font-name="Times New Roman" style:font-name-complex="Times New Roman" fo:language="ru" fo:country="RU"/>
    </style:style>
    <style:style style:name="T89" style:parent-style-name="Основнойшрифтабзаца" style:family="text">
      <style:text-properties style:font-name="Times New Roman" style:font-name-complex="Times New Roman" fo:language="ru" fo:country="RU"/>
    </style:style>
    <style:style style:name="T90" style:parent-style-name="Основнойшрифтабзаца" style:family="text">
      <style:text-properties style:font-name="Times New Roman" style:font-name-complex="Times New Roman"/>
    </style:style>
    <style:style style:name="T91" style:parent-style-name="Основнойшрифтабзаца" style:family="text">
      <style:text-properties style:font-name="Times New Roman" style:font-name-complex="Times New Roman" fo:language="ru" fo:country="RU"/>
    </style:style>
    <style:style style:name="T92" style:parent-style-name="Основнойшрифтабзаца" style:family="text">
      <style:text-properties style:font-name="Times New Roman" style:font-name-complex="Times New Roman" fo:language="ru" fo:country="RU"/>
    </style:style>
    <style:style style:name="T93" style:parent-style-name="Основнойшрифтабзаца" style:family="text">
      <style:text-properties style:font-name="Times New Roman" style:font-name-complex="Times New Roman" fo:language="ru" fo:country="RU"/>
    </style:style>
    <style:style style:name="T94" style:parent-style-name="Основнойшрифтабзаца" style:family="text">
      <style:text-properties style:font-name="Times New Roman" style:font-name-complex="Times New Roman"/>
    </style:style>
    <style:style style:name="T95" style:parent-style-name="Основнойшрифтабзаца" style:family="text">
      <style:text-properties style:font-name="Times New Roman" style:font-name-complex="Times New Roman" fo:language="ru" fo:country="RU"/>
    </style:style>
    <style:style style:name="T96" style:parent-style-name="Основнойшрифтабзаца" style:family="text">
      <style:text-properties style:font-name="Times New Roman" style:font-name-complex="Times New Roman" fo:language="ru" fo:country="RU"/>
    </style:style>
    <style:style style:name="T97" style:parent-style-name="Основнойшрифтабзаца" style:family="text">
      <style:text-properties style:font-name="Times New Roman" style:font-name-complex="Times New Roman" fo:language="ru" fo:country="RU"/>
    </style:style>
    <style:style style:name="T98" style:parent-style-name="Основнойшрифтабзаца" style:family="text">
      <style:text-properties style:font-name="Times New Roman" style:font-name-complex="Times New Roman"/>
    </style:style>
    <style:style style:name="T99" style:parent-style-name="Основнойшрифтабзаца" style:family="text">
      <style:text-properties style:font-name="Times New Roman" style:font-name-complex="Times New Roman" fo:language="ru" fo:country="RU"/>
    </style:style>
    <style:style style:name="T100" style:parent-style-name="Основнойшрифтабзаца" style:family="text">
      <style:text-properties style:font-name="Times New Roman" style:font-name-complex="Times New Roman"/>
    </style:style>
    <style:style style:name="T101" style:parent-style-name="Основнойшрифтабзаца" style:family="text">
      <style:text-properties style:font-name="Times New Roman" style:font-name-complex="Times New Roman" fo:language="ru" fo:country="RU"/>
    </style:style>
    <style:style style:name="T102" style:parent-style-name="Основнойшрифтабзаца" style:family="text">
      <style:text-properties style:font-name="Times New Roman" style:font-name-complex="Times New Roman"/>
    </style:style>
    <style:style style:name="T103" style:parent-style-name="Основнойшрифтабзаца" style:family="text">
      <style:text-properties style:font-name="Times New Roman" style:font-name-complex="Times New Roman" fo:language="ru" fo:country="RU"/>
    </style:style>
    <style:style style:name="T104" style:parent-style-name="Основнойшрифтабзаца" style:family="text">
      <style:text-properties style:font-name="Times New Roman" style:font-name-complex="Times New Roman"/>
    </style:style>
    <style:style style:name="T105" style:parent-style-name="Основнойшрифтабзаца" style:family="text">
      <style:text-properties style:font-name="Times New Roman" style:font-name-complex="Times New Roman" fo:language="ru" fo:country="RU"/>
    </style:style>
    <style:style style:name="T106" style:parent-style-name="Основнойшрифтабзаца" style:family="text">
      <style:text-properties style:font-name="Times New Roman" style:font-name-complex="Times New Roman" fo:language="ru" fo:country="RU"/>
    </style:style>
    <style:style style:name="T107" style:parent-style-name="Основнойшрифтабзаца" style:family="text">
      <style:text-properties style:font-name="Times New Roman" style:font-name-complex="Times New Roman" fo:language="ru" fo:country="RU"/>
    </style:style>
    <style:style style:name="T108" style:parent-style-name="Основнойшрифтабзаца" style:family="text">
      <style:text-properties style:font-name="Times New Roman" style:font-name-complex="Times New Roman" fo:language="ru" fo:country="RU"/>
    </style:style>
    <style:style style:name="T109" style:parent-style-name="Основнойшрифтабзаца" style:family="text">
      <style:text-properties style:font-name="Times New Roman" style:font-name-complex="Times New Roman"/>
    </style:style>
    <style:style style:name="T110" style:parent-style-name="Основнойшрифтабзаца" style:family="text">
      <style:text-properties style:font-name="Times New Roman" style:font-name-complex="Times New Roman" fo:language="ru" fo:country="RU"/>
    </style:style>
    <style:style style:name="T111" style:parent-style-name="Основнойшрифтабзаца" style:family="text">
      <style:text-properties style:font-name="Times New Roman" style:font-name-complex="Times New Roman" fo:language="ru" fo:country="RU"/>
    </style:style>
    <style:style style:name="T112" style:parent-style-name="Основнойшрифтабзаца" style:family="text">
      <style:text-properties style:font-name="Times New Roman" style:font-name-complex="Times New Roman" fo:language="ru" fo:country="RU"/>
    </style:style>
    <style:style style:name="T113" style:parent-style-name="Основнойшрифтабзаца" style:family="text">
      <style:text-properties style:font-name="Times New Roman" style:font-name-complex="Times New Roman" fo:language="ru" fo:country="RU"/>
    </style:style>
    <style:style style:name="T114" style:parent-style-name="Основнойшрифтабзаца" style:family="text">
      <style:text-properties style:font-name="Times New Roman" style:font-name-complex="Times New Roman" fo:language="ru" fo:country="RU"/>
    </style:style>
    <style:style style:name="T115" style:parent-style-name="Основнойшрифтабзаца" style:family="text">
      <style:text-properties style:font-name="Times New Roman" style:font-name-complex="Times New Roman"/>
    </style:style>
    <style:style style:name="T116" style:parent-style-name="Основнойшрифтабзаца" style:family="text">
      <style:text-properties style:font-name="Times New Roman" style:font-name-complex="Times New Roman" fo:language="ru" fo:country="RU"/>
    </style:style>
    <style:style style:name="T117" style:parent-style-name="Основнойшрифтабзаца" style:family="text">
      <style:text-properties style:font-name="Times New Roman" style:font-name-complex="Times New Roman"/>
    </style:style>
    <style:style style:name="T118" style:parent-style-name="Основнойшрифтабзаца" style:family="text">
      <style:text-properties style:font-name="Times New Roman" style:font-name-complex="Times New Roman" fo:language="ru" fo:country="RU"/>
    </style:style>
    <style:style style:name="T119" style:parent-style-name="Основнойшрифтабзаца" style:family="text">
      <style:text-properties style:font-name="Times New Roman" style:font-name-complex="Times New Roman" fo:language="ru" fo:country="RU"/>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language="ru" fo:country="RU"/>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text-properties style:font-name="Times New Roman" style:font-name-complex="Times New Roman" fo:language="ru" fo:country="RU"/>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fo:language="ru" fo:country="RU"/>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fo:language="ru" fo:country="RU"/>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list-style-name="LFO1" style:family="paragraph">
      <style:paragraph-properties fo:margin-left="0.252in">
        <style:tab-stops/>
      </style:paragraph-properties>
      <style:text-properties style:font-name="Times New Roman" style:font-name-complex="Times New Roman" fo:language="ru" fo:country="RU"/>
    </style:style>
    <style:style style:name="P133" style:parent-style-name="TableContents" style:list-style-name="LFO1" style:family="paragraph">
      <style:paragraph-properties fo:margin-left="0.252in">
        <style:tab-stops/>
      </style:paragraph-properties>
      <style:text-properties style:font-name="Times New Roman" style:font-name-complex="Times New Roman" fo:language="ru" fo:country="RU"/>
    </style:style>
    <style:style style:name="P134" style:parent-style-name="TableContents" style:list-style-name="LFO1" style:family="paragraph">
      <style:paragraph-properties fo:margin-left="0.252in">
        <style:tab-stops/>
      </style:paragraph-properties>
      <style:text-properties style:font-name="Times New Roman" style:font-name-complex="Times New Roman" fo:language="ru" fo:country="RU"/>
    </style:style>
    <style:style style:name="P135" style:parent-style-name="TableContents" style:list-style-name="LFO1" style:family="paragraph">
      <style:paragraph-properties fo:margin-left="0.252in">
        <style:tab-stops/>
      </style:paragraph-properties>
      <style:text-properties style:font-name="Times New Roman" style:font-name-complex="Times New Roman" fo:language="ru" fo:country="RU"/>
    </style:style>
    <style:style style:name="P136" style:parent-style-name="TableContents" style:list-style-name="LFO1" style:family="paragraph">
      <style:paragraph-properties fo:margin-left="0.252in">
        <style:tab-stops/>
      </style:paragraph-properties>
      <style:text-properties style:font-name="Times New Roman" style:font-name-complex="Times New Roman" fo:language="ru" fo:country="RU"/>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9" style:parent-style-name="Основнойшрифтабзаца" style:family="text">
      <style:text-properties style:font-name="Times New Roman" style:font-name-complex="Times New Roman" fo:language="ru" fo:country="RU"/>
    </style:style>
    <style:style style:name="T140" style:parent-style-name="Основнойшрифтабзаца" style:family="text">
      <style:text-properties style:font-name="Times New Roman" style:font-name-complex="Times New Roman" fo:language="ru" fo:country="RU"/>
    </style:style>
    <style:style style:name="T141" style:parent-style-name="Основнойшрифтабзаца" style:family="text">
      <style:text-properties style:font-name="Times New Roman" style:font-name-complex="Times New Roman"/>
    </style:style>
    <style:style style:name="T142" style:parent-style-name="Основнойшрифтабзаца" style:family="text">
      <style:text-properties style:font-name="Times New Roman" style:font-name-complex="Times New Roman" fo:language="ru" fo:country="RU"/>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4" style:parent-style-name="Основнойшрифтабзаца" style:family="text">
      <style:text-properties style:font-name="Times New Roman" style:font-name-complex="Times New Roman"/>
    </style:style>
    <style:style style:name="T145" style:parent-style-name="Основнойшрифтабзаца" style:family="text">
      <style:text-properties style:font-name="Times New Roman" style:font-name-complex="Times New Roman" fo:language="ru" fo:country="RU"/>
    </style:style>
    <style:style style:name="T146" style:parent-style-name="Основнойшрифтабзаца" style:family="text">
      <style:text-properties style:font-name="Times New Roman" style:font-name-complex="Times New Roman"/>
    </style:style>
    <style:style style:name="T147" style:parent-style-name="Основнойшрифтабзаца" style:family="text">
      <style:text-properties style:font-name="Times New Roman" style:font-name-complex="Times New Roman" fo:language="ru" fo:country="RU"/>
    </style:style>
    <style:style style:name="T148" style:parent-style-name="Основнойшрифтабзаца" style:family="text">
      <style:text-properties style:font-name="Times New Roman" style:font-name-complex="Times New Roman"/>
    </style:style>
    <style:style style:name="T149" style:parent-style-name="Основнойшрифтабзаца" style:family="text">
      <style:text-properties style:font-name="Times New Roman" style:font-name-complex="Times New Roman" fo:language="ru" fo:country="RU"/>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2" style:parent-style-name="Основнойшрифтабзаца" style:family="text">
      <style:text-properties fo:language="ru" fo:country="RU"/>
    </style:style>
    <style:style style:name="T153" style:parent-style-name="Основнойшрифтабзаца" style:family="text">
      <style:text-properties fo:language="ru" fo:country="RU"/>
    </style:style>
    <style:style style:name="T154" style:parent-style-name="Основнойшрифтабзаца" style:family="text">
      <style:text-properties fo:language="ru" fo:country="RU"/>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6" style:parent-style-name="Основнойшрифтабзаца" style:family="text">
      <style:text-properties style:font-name="Times New Roman" style:font-name-complex="Times New Roman" fo:color="#333333" fo:background-color="#FBFBFB"/>
    </style:style>
    <style:style style:name="T157" style:parent-style-name="Основнойшрифтабзаца" style:family="text">
      <style:text-properties style:font-name="Times New Roman" style:font-name-complex="Times New Roman" fo:color="#333333" fo:background-color="#FBFBFB" fo:language="ru" fo:country="RU"/>
    </style:style>
    <style:style style:name="T158" style:parent-style-name="Основнойшрифтабзаца" style:family="text">
      <style:text-properties style:font-name="Times New Roman" style:font-name-complex="Times New Roman" fo:color="#333333" fo:background-color="#FBFBFB"/>
    </style:style>
    <style:style style:name="T159" style:parent-style-name="Основнойшрифтабзаца" style:family="text">
      <style:text-properties style:font-name="Times New Roman" style:font-name-complex="Times New Roman" fo:color="#333333" fo:background-color="#FBFBFB" fo:language="ru" fo:country="RU"/>
    </style:style>
    <style:style style:name="T160" style:parent-style-name="Основнойшрифтабзаца" style:family="text">
      <style:text-properties style:font-name="Times New Roman" style:font-name-complex="Times New Roman" fo:color="#333333"/>
    </style:style>
    <style:style style:name="T161" style:parent-style-name="Основнойшрифтабзаца" style:family="text">
      <style:text-properties style:font-name="Times New Roman" style:font-name-complex="Times New Roman" fo:color="#333333" fo:language="ru" fo:country="RU"/>
    </style:style>
    <style:style style:name="T162" style:parent-style-name="Основнойшрифтабзаца" style:family="text">
      <style:text-properties style:font-name="Times New Roman" style:font-name-complex="Times New Roman" fo:color="#333333" fo:background-color="#FBFBFB"/>
    </style:style>
    <style:style style:name="T163" style:parent-style-name="Основнойшрифтабзаца" style:family="text">
      <style:text-properties style:font-name="Times New Roman" style:font-name-complex="Times New Roman" fo:color="#333333" fo:background-color="#FBFBFB" fo:language="ru" fo:country="RU"/>
    </style:style>
    <style:style style:name="T164" style:parent-style-name="Основнойшрифтабзаца" style:family="text">
      <style:text-properties style:font-name="Times New Roman" style:font-name-complex="Times New Roman" fo:color="#333333" fo:background-color="#FBFBFB"/>
    </style:style>
    <style:style style:name="T165" style:parent-style-name="Основнойшрифтабзаца" style:family="text">
      <style:text-properties style:font-name="Times New Roman" style:font-name-complex="Times New Roman" fo:color="#333333" fo:background-color="#FBFBFB" fo:language="ru" fo:country="RU"/>
    </style:style>
    <style:style style:name="T166" style:parent-style-name="Основнойшрифтабзаца" style:family="text">
      <style:text-properties style:font-name="Times New Roman" style:font-name-complex="Times New Roman" fo:color="#333333" fo:background-color="#FBFBFB"/>
    </style:style>
    <style:style style:name="T167" style:parent-style-name="Основнойшрифтабзаца" style:family="text">
      <style:text-properties style:font-name="Times New Roman" style:font-name-complex="Times New Roman" fo:color="#333333" fo:background-color="#FBFBFB" fo:language="ru" fo:country="RU"/>
    </style:style>
    <style:style style:name="T168" style:parent-style-name="Основнойшрифтабзаца" style:family="text">
      <style:text-properties style:font-name="Times New Roman" style:font-name-complex="Times New Roman" fo:color="#333333" fo:background-color="#FBFBFB" fo:language="ru" fo:country="RU"/>
    </style:style>
    <style:style style:name="T169" style:parent-style-name="Основнойшрифтабзаца" style:family="text">
      <style:text-properties style:font-name="Times New Roman" style:font-name-complex="Times New Roman" fo:color="#333333" fo:background-color="#FBFBFB" fo:language="ru" fo:country="RU"/>
    </style:style>
    <style:style style:name="T170" style:parent-style-name="Основнойшрифтабзаца" style:family="text">
      <style:text-properties style:font-name="Times New Roman" style:font-name-complex="Times New Roman" fo:color="#333333" fo:background-color="#FBFBFB" fo:language="ru" fo:country="RU"/>
    </style:style>
    <style:style style:name="T171" style:parent-style-name="Основнойшрифтабзаца" style:family="text">
      <style:text-properties style:font-name="Times New Roman" style:font-name-complex="Times New Roman" fo:color="#333333" fo:background-color="#FBFBFB" fo:language="ru" fo:country="RU"/>
    </style:style>
    <style:style style:name="T172" style:parent-style-name="Основнойшрифтабзаца" style:family="text">
      <style:text-properties style:font-name="Times New Roman" style:font-name-complex="Times New Roman"/>
    </style:style>
    <style:style style:name="T173" style:parent-style-name="Основнойшрифтабзаца" style:family="text">
      <style:text-properties style:font-name="Times New Roman" style:font-name-complex="Times New Roman" fo:language="ru" fo:country="RU"/>
    </style:style>
    <style:style style:name="T174" style:parent-style-name="Основнойшрифтабзаца" style:family="text">
      <style:text-properties style:font-name="Times New Roman" style:font-name-complex="Times New Roman" fo:language="ru" fo:country="RU"/>
    </style:style>
    <style:style style:name="T175" style:parent-style-name="Основнойшрифтабзаца" style:family="text">
      <style:text-properties style:font-name="Times New Roman" style:font-name-complex="Times New Roman" fo:language="ru" fo:country="RU"/>
    </style:style>
    <style:style style:name="T176" style:parent-style-name="Основнойшрифтабзаца" style:family="text">
      <style:text-properties style:font-name="Times New Roman" style:font-name-complex="Times New Roman" fo:language="ru" fo:country="RU"/>
    </style:style>
    <style:style style:name="T177" style:parent-style-name="Основнойшрифтабзаца" style:family="text">
      <style:text-properties style:font-name="Times New Roman" style:font-name-complex="Times New Roman" fo:language="ru" fo:country="RU"/>
    </style:style>
    <style:style style:name="P178" style:parent-style-name="TableContents" style:family="paragraph">
      <style:text-properties style:font-name="Times New Roman" style:font-name-complex="Times New Roman" fo:language="ru" fo:country="RU"/>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1" style:parent-style-name="Основнойшрифтабзаца" style:family="text">
      <style:text-properties fo:language="ru" fo:country="RU"/>
    </style:style>
    <style:style style:name="T182" style:parent-style-name="Основнойшрифтабзаца" style:family="text">
      <style:text-properties fo:language="ru" fo:country="RU"/>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text-properties fo:language="ru" fo:country="RU"/>
    </style:style>
    <style:style style:name="P185" style:parent-style-name="Textbody" style:family="paragraph">
      <style:text-properties fo:language="ru" fo:country="RU"/>
    </style:style>
  </office:automatic-styles>
  <office:body>
    <office:text text:use-soft-page-breaks="true">
      <text:p text:style-name="P1">Ответы нужно давать лаконичные, достаточно продемонстрировать понимание предмета.</text:p>
      <table:table table:style-name="Table2">
        <table:table-columns>
          <table:table-column table:style-name="TableColumn3"/>
          <table:table-column table:style-name="TableColumn4"/>
        </table:table-columns>
        <table:table-row table:style-name="TableRow5">
          <table:table-cell table:style-name="TableCell6">
            <text:p text:style-name="P7">Ф.И.О.</text:p>
          </table:table-cell>
          <table:table-cell table:style-name="TableCell8">
            <text:p text:style-name="TableContents"/>
          </table:table-cell>
        </table:table-row>
        <table:table-row table:style-name="TableRow9">
          <table:table-cell table:style-name="TableCell10" table:number-columns-spanned="2">
            <text:p text:style-name="P11">Java</text:p>
          </table:table-cell>
          <table:covered-table-cell/>
        </table:table-row>
        <table:table-row table:style-name="TableRow12">
          <table:table-cell table:style-name="TableCell13">
            <text:p text:style-name="P14">Что такое переопределение метода?</text:p>
          </table:table-cell>
          <table:table-cell table:style-name="TableCell15">
            <text:p text:style-name="P16">возможность, позволяющая подклассу или дочернему классу обеспечивать специфическую реализацию<text:s/>метода, уже реализованного в одном из суперклассов или родительских классов. Переопределение обеспечивается аннотацией @Override под методом.</text:p>
          </table:table-cell>
        </table:table-row>
        <table:table-row table:style-name="TableRow17">
          <table:table-cell table:style-name="TableCell18">
            <text:p text:style-name="P19">Какие бывают виды классов?</text:p>
          </table:table-cell>
          <table:table-cell table:style-name="TableCell20">
            <text:p text:style-name="TableContents"><text:span text:style-name="T21">1.</text:span><text:span text:style-name="T22"><text:s/></text:span><text:span text:style-name="T23">Обычный класс</text:span></text:p>
            <text:p text:style-name="P24">1.1Абстрактный класс</text:p>
            <text:p text:style-name="P25">1.2Финализированный класс</text:p>
            <text:p text:style-name="P26">2.Интерфейс</text:p>
            <text:p text:style-name="P27">3.Вложенный класс<text:s/></text:p>
            <text:p text:style-name="P28"><text:span text:style-name="T29">3.1</text:span><text:span text:style-name="T30"><text:s/></text:span><text:span text:style-name="T31">Статический вложенный класс</text:span></text:p>
            <text:p text:style-name="P32"><text:span text:style-name="T33">3.2</text:span><text:span text:style-name="T34"><text:s/></text:span><text:span text:style-name="T35">Простой внутренний класс</text:span></text:p>
            <text:p text:style-name="P36"><text:span text:style-name="T37">3.3</text:span><text:span text:style-name="T38"><text:s/></text:span><text:span text:style-name="T39">Локальный класс</text:span></text:p>
            <text:p text:style-name="P40"><text:span text:style-name="T41">3.4</text:span><text:span text:style-name="T42"><text:s/></text:span><text:span text:style-name="T43">Анонимный класс</text:span></text:p>
            <text:p text:style-name="P44"/>
          </table:table-cell>
        </table:table-row>
        <table:table-row table:style-name="TableRow45">
          <table:table-cell table:style-name="TableCell46">
            <text:p text:style-name="TableContents"><text:span text:style-name="T47">Как и зачем можно использовать модификатор<text:s/></text:span>final<text:span text:style-name="T48">?</text:span></text:p>
          </table:table-cell>
          <table:table-cell table:style-name="TableCell49">
            <text:p text:style-name="P50">Можно использовать для класса это означает что класс не может иметь наследников, невозможно применить к абстрактным классам. Для метода это означает что он не может быть переопределен. Для переменных это означает что значение не может быть изменено. Для ссылочных переменных это означает что нельзя изменить ссылку на объект, но можно изменить состояние объекта.</text:p>
          </table:table-cell>
        </table:table-row>
        <table:table-row table:style-name="TableRow51">
          <table:table-cell table:style-name="TableCell52">
            <text:p text:style-name="TableContents"><text:span text:style-name="T53">Какие есть варианты использования ключевого слова<text:s/></text:span>try<text:span text:style-name="T54">?</text:span></text:p>
          </table:table-cell>
          <table:table-cell table:style-name="TableCell55">
            <text:p text:style-name="TableContents"><text:span text:style-name="T56">Ключевое слово<text:s/></text:span><text:span text:style-name="T57">try</text:span><text:span text:style-name="T58"><text:s/>используется</text:span><text:span text:style-name="T59"><text:s/>для обработки исключений,</text:span><text:span text:style-name="T60"><text:s/>в конструкции<text:s/></text:span><text:span text:style-name="T61">try</text:span><text:span text:style-name="T62">-</text:span><text:span text:style-name="T63">catch</text:span><text:span text:style-name="T64">-</text:span><text:span text:style-name="T65">finally</text:span><text:span text:style-name="T66"><text:s/>или<text:s/></text:span><text:span text:style-name="T67">try</text:span><text:span text:style-name="T68">-</text:span><text:span text:style-name="T69">finally</text:span><text:span text:style-name="T70">. В блок<text:s/></text:span><text:span text:style-name="T71">try{}</text:span><text:span text:style-name="T72"><text:s/>помещается код который может вызвать исключение</text:span><text:span text:style-name="T73">.</text:span></text:p>
          </table:table-cell>
        </table:table-row>
        <table:table-row table:style-name="TableRow74">
          <table:table-cell table:style-name="TableCell75">
            <text:p text:style-name="TableContents"><text:span text:style-name="T76">Какие есть стандартные<text:s/></text:span><text:span text:style-name="T77">реализации интерфейса<text:s/></text:span>List<text:span text:style-name="T78"><text:s/>и в каких ситуациях их нужно использовать?</text:span></text:p>
          </table:table-cell>
          <table:table-cell table:style-name="TableCell79">
            <text:p text:style-name="TableContents"><text:span text:style-name="T80">Стандартными реализациями интерфейса<text:s/></text:span><text:span text:style-name="T81">List</text:span><text:span text:style-name="T82"><text:s/>являются<text:s/></text:span><text:span text:style-name="T83">ArrayList</text:span><text:span text:style-name="T84"><text:s/>и<text:s/></text:span><text:span text:style-name="T85">LinkedList</text:span><text:span text:style-name="T86">.<text:s/></text:span><text:span text:style-name="T87">ArrayList</text:span><text:span text:style-name="T88"><text:s/>это динамический массив</text:span><text:span text:style-name="T89">.<text:s/></text:span><text:span text:style-name="T90">LinkedList</text:span><text:span text:style-name="T91"><text:s/>это двунаправленный список, т.е. список<text:s/></text:span><text:span text:style-name="T92">каждый элемент которого по мимо значения содержит ссылки на предыдущий и следующий элемент</text:span><text:span text:style-name="T93">. Из этого следует что<text:s/></text:span><text:span text:style-name="T94">ArrayList</text:span><text:span text:style-name="T95"><text:s/>эффективен для доступа к произвольному элементу</text:span><text:span text:style-name="T96">,</text:span><text:span text:style-name="T97"><text:s/>это происходит за константное время<text:s/></text:span><text:span text:style-name="T98">O</text:span><text:span text:style-name="T99">(1), но при добавлении элемента массив пере собирается заново с большим размером и это происходит за линейное время<text:s/></text:span><text:span text:style-name="T100">O</text:span><text:span text:style-name="T101">(</text:span><text:span text:style-name="T102">n</text:span><text:span text:style-name="T103">). А в<text:s/></text:span><text:span text:style-name="T104">LinkedList</text:span><text:span text:style-name="T105"><text:s/>наоборот эффективен при вставке/удалении элементов т.к. не требует выделения новой<text:s/></text:span><text:span text:style-name="T106">памяти,</text:span><text:span text:style-name="T107"><text:s/>а перенаправляет ссылки</text:span><text:span text:style-name="T108"><text:s/>это происходит за константное время<text:s/></text:span><text:span text:style-name="T109">O</text:span><text:span text:style-name="T110">(</text:span><text:span text:style-name="T111">1</text:span><text:span text:style-name="T112">)</text:span><text:span text:style-name="T113">. И неэффективен для доступа к произвольному элементу,<text:s/></text:span><text:soft-page-break/><text:span text:style-name="T114">т.к. для этого надо пройтись по всем элементам до нужного, это происходит за линейное время<text:s/></text:span><text:span text:style-name="T115">O</text:span><text:span text:style-name="T116">(</text:span><text:span text:style-name="T117">n</text:span><text:span text:style-name="T118">)</text:span><text:span text:style-name="T119">.</text:span></text:p>
          </table:table-cell>
        </table:table-row>
        <text:soft-page-break/>
        <table:table-row table:style-name="TableRow120">
          <table:table-cell table:style-name="TableCell121">
            <text:p text:style-name="P122">В чём основная идея стримов из пакета java.util.stream?</text:p>
          </table:table-cell>
          <table:table-cell table:style-name="TableCell123">
            <text:p text:style-name="P124">Создание потока байт что бы<text:s/>упростить работу с наборами данных, в частности, упростить операции фильтрации, сортировки и другие манипуляции с данными</text:p>
          </table:table-cell>
        </table:table-row>
        <table:table-row table:style-name="TableRow125">
          <table:table-cell table:style-name="TableCell126" table:number-columns-spanned="2">
            <text:p text:style-name="P127">Разное</text:p>
          </table:table-cell>
          <table:covered-table-cell/>
        </table:table-row>
        <table:table-row table:style-name="TableRow128">
          <table:table-cell table:style-name="TableCell129">
            <text:p text:style-name="P130">Каким критериям должна удовлетворять «хорошая» хэш-функция?</text:p>
          </table:table-cell>
          <table:table-cell table:style-name="TableCell131">
            <text:list text:style-name="LFO1" text:continue-numbering="true">
              <text:list-item>
                <text:p text:style-name="P132">Одни и те же входные данные приводят к одному и тому же хеш-значению</text:p>
              </text:list-item>
              <text:list-item>
                <text:p text:style-name="P133">Быстродействие</text:p>
              </text:list-item>
              <text:list-item>
                <text:p text:style-name="P134">Невозможность найти исходные данные которые дают заданное хеш-значение</text:p>
              </text:list-item>
              <text:list-item>
                <text:p text:style-name="P135">Невозможность найти два разных набора данных с одинаковым хеш-значением</text:p>
              </text:list-item>
              <text:list-item>
                <text:p text:style-name="P136">Небольшое изменение в сообщении<text:s/>сильно<text:s/>изменяют хеш</text:p>
              </text:list-item>
            </text:list>
          </table:table-cell>
        </table:table-row>
        <table:table-row table:style-name="TableRow137">
          <table:table-cell table:style-name="TableCell138">
            <text:p text:style-name="TableContents"><text:span text:style-name="T139">В чём причина популярности и широкого<text:s/></text:span><text:span text:style-name="T140">распространения кодировки<text:s/></text:span><text:span text:style-name="T141">UTF</text:span><text:span text:style-name="T142">-8?</text:span></text:p>
          </table:table-cell>
          <table:table-cell table:style-name="TableCell143">
            <text:p text:style-name="TableContents"><text:span text:style-name="T144">UTF</text:span><text:span text:style-name="T145">-8 универсальная кодировка которая обеспечивает наилучшую совместимость со старыми системами. Для кодирования символа используется от 1 до 4 байт при этом <text:s/>все латинские символы кодируются 8 битами что составляет базовую часть кодировки<text:s/></text:span><text:span text:style-name="T146">ASCII</text:span><text:span text:style-name="T147"><text:s/>это позволяет тратить на их отображение всего 1 байт, сохраняя при этом универсальность кодировки ради которой и был разработан<text:s/></text:span><text:span text:style-name="T148">UTF</text:span><text:span text:style-name="T149">-8.</text:span></text:p>
          </table:table-cell>
        </table:table-row>
        <table:table-row table:style-name="TableRow150">
          <table:table-cell table:style-name="TableCell151">
            <text:p text:style-name="TableContents"><text:span text:style-name="T152">Сравните форматы<text:s/></text:span>XML<text:span text:style-name="T153"><text:s/>и<text:s/></text:span>JSON<text:span text:style-name="T154">. Когда какой использовать?</text:span></text:p>
          </table:table-cell>
          <table:table-cell table:style-name="TableCell155">
            <text:p text:style-name="TableContents"><text:span text:style-name="T156">JSON</text:span><text:span text:style-name="T157"><text:s/>использует картоподобную структуру на основе пар «ключ-значение».<text:s/></text:span><text:span text:style-name="T158">XML</text:span><text:span text:style-name="T159"><text:s/>хранит данные в древовидной структуре с пространствами имен для разных категорий данных.</text:span></text:p>
            <text:p text:style-name="TableContents"><text:span text:style-name="T160">JSON</text:span><text:span text:style-name="T161"><text:s/>поддерживает числа, объекты, строки и логические массивы.</text:span></text:p>
            <text:p text:style-name="TableContents"><text:span text:style-name="T162">XML</text:span><text:span text:style-name="T163"><text:s/>поддерживает все типы данных<text:s/></text:span><text:span text:style-name="T164">JSON</text:span><text:span text:style-name="T165"><text:s/>и дополнительные типы, такие как логические массивы, даты, изображения и пространства имен.</text:span></text:p>
            <text:p text:style-name="TableContents"><text:span text:style-name="T166">JSON</text:span><text:span text:style-name="T167"><text:s/>проще</text:span><text:span text:style-name="T168">,</text:span><text:span text:style-name="T169"><text:s/>гибче</text:span><text:span text:style-name="T170"><text:s/>и безопаснее</text:span><text:span text:style-name="T171">.</text:span></text:p>
            <text:p text:style-name="TableContents"><text:span text:style-name="T172">XML</text:span><text:span text:style-name="T173"><text:s/>сложнее</text:span><text:span text:style-name="T174">,</text:span><text:span text:style-name="T175"><text:s/>менее гибкий</text:span><text:span text:style-name="T176"><text:s/>и менее безопасный</text:span><text:span text:style-name="T177">.</text:span></text:p>
            <text:p text:style-name="P178">JSON обычно лучше подходит для API, мобильных приложений и хранилищ данных, в то время как XML – для сложных структур документов, требующих обмена данными.</text:p>
          </table:table-cell>
        </table:table-row>
        <table:table-row table:style-name="TableRow179">
          <table:table-cell table:style-name="TableCell180">
            <text:p text:style-name="TableContents"><text:span text:style-name="T181">Опишите что будет происходить «под капотом» после ввода адреса сайта в браузере и нажатия<text:s/></text:span>Enter<text:span text:style-name="T182">?</text:span></text:p>
          </table:table-cell>
          <table:table-cell table:style-name="TableCell183">
            <text:p text:style-name="P184"/>
          </table:table-cell>
        </table:table-row>
      </table:table>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ОбычныйИнтернет" style:display-name="Обычный (Интернет)"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fo:language="ru" fo:country="RU" style:language-asian="ru" style:country-asian="RU"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tel</meta:initial-creator>
    <dc:creator>Itel</dc:creator>
    <meta:creation-date>2023-10-19T21:05:00Z</meta:creation-date>
    <dc:date>2023-10-20T14:48:00Z</dc:date>
    <meta:template xlink:href="Normal" xlink:type="simple"/>
    <meta:editing-cycles>3</meta:editing-cycles>
    <meta:editing-duration>PT16380S</meta:editing-duration>
    <meta:document-statistic meta:page-count="2" meta:paragraph-count="7" meta:word-count="581" meta:character-count="3890" meta:row-count="27" meta:non-whitespace-character-count="3316"/>
  </office:meta>
</office:document-meta>
</file>